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data tracking</text:h>
      <text:p text:style-name="Standard"/>
      <text:p text:style-name="Standard">A recent problem in security checkers is the ability to look up information (metadata) about the object pointed to be a given generic pointer. This information can include anything from compile-time type information to run-time generated points to information. An intuitive solution to this problem is to use red-black trees as interval trees for allocation ranges (MemPick, DangNull). This solution makes sense, as it requires only a single piece of metadata to be associated with an allocation, while still supporting interior pointers. However in practice, the red-black tree look-up can result in a prohibitive performance hit, due to the non-constant nature of the algorithm. It is especially unacceptable in production as the overhead depends on the number of live allocations, adding an additional level of unpredictability. Another option is to shadow every group of bytes (of a certain size) with the corresponding metadata (Baggy Bounds Checking). This results in the definition of the metadata compression ratio, which represents the number of metadata bytes that need to be tracked for each data byte. Choosing the compression ratio is difficult as it enforces a minimum alignment on every memory allocation since two different allocations cannot share the same metadata. Small compression ratios result in heavily inflated metadata and a large tracking overhead, while large compression ratios result in significant memory fragmentation.</text:p>
      <text:p text:style-name="Standard"/>
      <text:p text:style-name="Standard">Intuitively, the solution is to apply memory shadowing with variable compression ratios for the metadata. For example, small allocations, such as 8 bytes, as well as large allocations such as 8KB could both be shadowed by a single peace of metadata as long as the appropriate compression ratio is know at look-up time. Memory allocations are grouped into arenas based on their size and each arena is associated with largest possible compression ratio suitable for all objects within the arena. This scheme is already used in the sanitizer library of LLVM as a means to track metadata with manageable memory overhead, while not relying on red-black trees. Lee et al.(Type Casting Verfication) showcase it as effective for checking the type safety of cast operations at run-time, but hey also highlight some limitations, such as the inability to use this metadata tracking for global and stack objects. There is also another source of overhead particular to this scheme, namely the additional look-up performed to identify the compression ratio to use with any given pointer. The latter requires the system to identify the arena which owns the pointer itself, which requires a look-up in the page-table hierarchy.</text:p>
      <text:p text:style-name="Standard"/>
      <text:p text:style-name="Standard">In this paper we propose a more extensive variant of the variable compression memory shadowing scheme, called XXX, which handles all objects in a uniform manner, irrelevant of their location (heap, stack, global memory) as well as guarantees that arena information can always be inferred from a pointer using a single memory read. These characteristics insure that the proposed scheme can be used efficiently for any application requiring high frequency metadata look-up for any type of pointer. It also inherits all the advantages of variable compression memory shadowing in keeping the metadata size minimal, as well as keeping the overhead associated with individual allocations as small as possible, a key characteristic when tracking stack allocations.</text:p>
      <text:p text:style-name="Standard"/>
      <text:h text:style-name="Heading_20_1" text:outline-level="1">Design</text:h>
      <text:p text:style-name="Standard">In order to support efficient variable compression metadata, we propose grouping together similarly sized allocations into different arenas, each with its compression ratio. categories in the industry standard heap allocator tcmalloc (also used by Google products). We expect that for most C++ applications the heap allocator has a significant impact on performance, thus we wanted to preserve all <text:soft-page-break/>the characteristics of a state-of-the-art allocator.</text:p>
      <text:h text:style-name="Heading_20_2" text:outline-level="2">Uniformity across memory types</text:h>
      <text:p text:style-name="Standard">Care must be taken, since such a strong memory organization principle might have a serious impact on the heap allocator. Luckly, tcmalloc, the high performance allocator used by Google products, is already based around the notion of grouping together objects based on size-classes. In the case of tcmalloc each memory pages only contains objects of a certain size-class and each size-class has it's own free-lists. This design decision, along with aggressive alignment enformacement for the size-classes, allows the allocator to easily manage allocations of different size without having to deal with internal fragmentation of memory. For XXX we don't create arenas for each size-class, since compression only cares about alignment as we will show in the following. Alignment guarantees that all objects are rounded around the alignment size, thus we only need to include one piece of metadata for every alignment sized group of bytes. Thus we extract all the potential alignment classes out of tcmalloc and create an arena for each. Using the arenas is transparent to the free-list mechanisms within <text:s/>tcmalloc as we only need to modify the distribution of memory pages. This allows the new allocator to take advantage of all the characteristics of tcmalloc, which make it one of the best performing allocators out there.</text:p>
      <text:p text:style-name="Standard">In the case of global memory, we cannot easily reorganize the relative location of different objects, but we also don't care about the compression ratio as much. There is typically a limited sized global memory in use by the application and metadata initialization only takes place at start-up time. Thus a small compression ratio can be used without having to worry about memory fragmentation. With small changes to the internals of the system loader we can ensure that every binary is mapped into an appropriate arena.</text:p>
      <text:p text:style-name="Standard">Recent developments in shadow-stack techniques made it into the production version of LLVM and allow instrumentation to treat parts of the stack more like the heap. SafeStack developers claim that it is possible to move all address taken/dangerously used stack allocations to a heap allocated unsafe stack with negligible overhead. Since these are the only allocations interesting from a memory tracking perspective, we only need to instrument the unsafe stack. As it is allocated on the heap, we can move it into a given arena, based on a desired alignment for our stack objects. Since we only move a small subset of stack objects to this unsafe stack, we can enforce larger than typical alignment without generating too much memory fragmentation. We also propose the use of multiple unsafe stacks to efficiently cover stack objects of different sizes. In our final design we used the existing unsafe stack for most objects and a secondary one reserved for large stack allocations where we ensure a large alignment and compression ratio for the metadata.</text:p>
      <text:h text:style-name="Heading_20_2" text:outline-level="2">Efficient retrieval of arena information</text:h>
      <text:p text:style-name="Text_20_body">To ensure the efficiency of metadata retrieval, it is critical to access information about the arena (primarily the compression ration) for any program pointer. This information is typically stored at a fixed offset from the start of the arena, but how can we compute the base of the arena itself? Instead of using a secondary data-strucutre to create a slow mapping between pointers and arenas, we leverage the large size of the 64-bit address space to encode the arena identifier in the address bits. We define some value K and limit all arenas to size 2^K and align their start addresses to this same size. This effectively means that the bits 63..K of any address represent an identifier of the arena itself. As long as we ensure that all memory objects respect the arena organization, we can easily compute the base address of the arena for any program pointer without having to perform any look-up or memory read, by masking out the lower K bits of the pointer. Once this is known, retrieving the compression ratio becomes a trivial memory read with a fixed-sized offset. For simplicity sake we reserve the last page of the arena for additional information such as the compression ratio.</text:p>
      <text:p text:style-name="Text_20_body"><text:soft-page-break/></text:p>
      <text:p text:style-name="Text_20_body">The main restriction of this design is that maximum allocation size of 2^K – pagesize. This is a significant limitation if the target program is not known, but we assume that developers know the restrictions they placed on the allocation that can occur within their program. Arenas are also allocated in virtual memory and unused portions will not affect physical memory usage. Thus K can easily be chosen as large as necessary to support complex applications. We recommend starting with K=32 as a good baseline, especially for applications that are also meant to work on 32-bit systems. We were able to run the Chrome browser with this restriction through all major browser benchmarks without any issues. A more subtle security issue is the reduction of ASLR efficiency. The allocator is still allowed to use the entire arena range to randomize the object addresses and the arenas themselves can be allocated at random locations, however entropy is reduced somewhat as the address bits are split into two components. The arenas themselves are also allocated in virtual memory so out-of-bounds accesses will not trigger segmentation faults. Recent developments have shown that ASLR is easily thwarted in complex software such as web-browsers even on 64-bit systems. In light of these results, we consider the reduced ASLR to be less relevant going forward, as the instrumentation capabilities offered by XXX <text:s/>allows for fine-grained memory protection mechanisms instead. We expect the latter to be more and more ubiquitous as part of the arms race to keep software safe from attack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ller </meta:initial-creator>
    <meta:creation-date>2015-12-04T15:27:31</meta:creation-date>
    <dc:date>2015-12-04T20:58:55</dc:date>
    <dc:creator>haller </dc:creator>
    <meta:editing-duration>PT5H16M13S</meta:editing-duration>
    <meta:editing-cycles>38</meta:editing-cycles>
    <meta:generator>LibreOffice/3.5$Linux_X86_64 LibreOffice_project/350m1$Build-2</meta:generator>
    <meta:document-statistic meta:table-count="0" meta:image-count="0" meta:object-count="0" meta:page-count="3" meta:paragraph-count="13" meta:word-count="1531" meta:character-count="9635" meta:non-whitespace-character-count="8115"/>
  </office:meta>
</office:document-meta>
</file>